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6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4791666666667in" svg:y="0.21875in" svg:width="1.5in" svg:height="0.8125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PM-02-2022-VEG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4791666666667in" svg:y="0.4375in" svg:width="1.5in" svg:height="0.8125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EjecucionGastoUdafEod_2022febrer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2" svg:x="1.94791666666667in" svg:y="0.635416666666667in" svg:width="1.5in" svg:height="0.8125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4">
            <text:p>Ejecución del Presupuesto General del Estado (PGE) en gastos en personal <text:s/>a nivel Unidad de Administración Financiera (UDAF) y Entidad Operativa Desconcentrada (EOD)</text:p>
          </table:table-cell>
          <table:table-cell table:number-columns-repeated="16382"/>
        </table:table-row>
        <table:table-row table:style-name="ro3">
          <table:table-cell office:value-type="string" table:style-name="ce2">
            <office:annotation draw:style-name="a3" svg:x="1.94791666666667in" svg:y="0.84375in" svg:width="1.5in" svg:height="0.8125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5">
            <text:p>Contiene los datos de la ejecución del Presupuesto General del Estado (PGE) en gastos en personal a nivel de Unidad de Administración Financiera (UDAF) y Entidad Operativa Desconcentrada (EOD)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4" svg:x="1.94791666666667in" svg:y="1.125in" svg:width="1.5in" svg:height="0.8125in">
              <dc:creator>JP</dc:creator>
              <text:p><text:span text:style-name="T1">JP:</text:span><text:span text:style-name="T2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6">
            <text:p><text:a xlink:href="https://www.finanzas.gob.ec/">https://www.finanzas.gob.ec/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4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2-02-14T00:00:00" table:style-name="ce7">
            <text:p>2022-02-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5" svg:x="1.94791666666667in" svg:y="1.94791666666667in" svg:width="1.5in" svg:height="0.8125in">
              <dc:creator>JP</dc:creator>
              <text:p><text:span text:style-name="T1">JP:</text:span><text:span text:style-name="T2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3">
            <text:p>Base de Datos Sistema eSIGE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6" svg:x="1.94791666666667in" svg:y="2.35416666666667in" svg:width="1.5in" svg:height="0.8125in">
              <dc:creator>JP</dc:creator>
              <text:p><text:span text:style-name="T1">JP:</text:span><text:span text:style-name="T2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6">
            <text:p><text:a xlink:href="mailto:bzuniga@finanzas.gob.ec">bzuniga@finanz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1.94791666666667in" svg:y="2.57291666666667in" svg:width="1.5in" svg:height="0.8125in">
              <dc:creator>JP</dc:creator>
              <text:p><text:span text:style-name="T1">JP:</text:span><text:span text:style-name="T2"/></text:p>
              <text:p><text:span text:style-name="T2">Idioma</text:span></text:p>
            </office:annotation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gasto pers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<text:a xlink:href="https://www.finanzas.gob.ec/">https://www.finanzas.gob.ec/</text:a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Adame Castillo, Rodrigo Javier</dc:creator>
    <meta:creation-date>2020-12-02T17:01:11Z</meta:creation-date>
    <dc:date>2022-03-16T20:14:22Z</dc:date>
  </office:meta>
</office:document-meta>
</file>